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3.58mm"/>
    </style:style>
    <style:style style:name="co3" style:family="table-column">
      <style:table-column-properties fo:break-before="auto" style:column-width="94.84mm"/>
    </style:style>
    <style:style style:name="co4" style:family="table-column">
      <style:table-column-properties fo:break-before="auto" style:column-width="200.7mm"/>
    </style:style>
    <style:style style:name="ro3" style:family="table-row">
      <style:table-row-properties style:row-height="4.52mm" fo:break-before="auto" style:use-optimal-row-height="true"/>
    </style:style>
    <style:style style:name="ro2" style:family="table-row">
      <style:table-row-properties style:row-height="14.99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fo:font-weight="bold" style:font-weight-asian="bold" style:font-weight-complex="bold" fo:hyphenate="true"/>
    </style:style>
    <style:style style:name="ce2" style:family="table-cell" style:parent-style-name="Default" style:data-style-name="N100">
      <style:table-cell-properties style:text-align-source="fix" style:repeat-content="false" fo:wrap-option="wrap" style:vertical-align="middle"/>
      <style:paragraph-properties fo:text-align="center"/>
      <style:text-properties fo:hyphenate="true"/>
    </style:style>
    <style:style style:name="ce3" style:family="table-cell" style:parent-style-name="Default">
      <style:table-cell-properties fo:wrap-option="wrap" style:vertical-align="middle"/>
      <style:text-properties fo:hyphenate="true"/>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fo:hyphenate="true"/>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color="#800000" style:text-outline="false" style:text-line-through-style="none" style:text-line-through-type="none" style:font-name="Liberation Serif" fo:font-size="12pt" fo:language="pt" fo:country="BR" fo:font-style="italic"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2pt" fo:language="pt" fo:country="BR" fo:font-style="italic"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pt" fo:country="B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italic"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sian="Noto Sans CJK SC Regular" style:font-name-complex="FreeSans"/>
    </style:style>
  </office:automatic-styles>
  <office:body>
    <office:spreadsheet>
      <table:calculation-settings table:automatic-find-labels="false"/>
      <table:table table:name="Planilha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1" table:number-columns-repeated="1020" table:default-cell-style-name="ce3"/>
        <table:table-row table:style-name="ro2">
          <table:table-cell table:style-name="ce1" office:value-type="string" calcext:value-type="string" table:number-columns-spanned="4" table:number-rows-spanned="1">
            <text:p>REVISÃO DA LITERATURA</text:p>
          </table:table-cell>
          <table:covered-table-cell table:number-columns-repeated="3"/>
          <table:table-cell table:number-columns-repeated="1020"/>
        </table:table-row>
        <table:table-row table:style-name="ro2">
          <table:table-cell table:number-columns-repeated="1024"/>
        </table:table-row>
        <table:table-row table:style-name="ro2">
          <table:table-cell office:value-type="string" calcext:value-type="string">
            <text:p>ITEM</text:p>
          </table:table-cell>
          <table:table-cell office:value-type="string" calcext:value-type="string">
            <text:p>TÍTULO</text:p>
          </table:table-cell>
          <table:table-cell office:value-type="string" calcext:value-type="string">
            <text:p>LINK</text:p>
          </table:table-cell>
          <table:table-cell office:value-type="string" calcext:value-type="string">
            <text:p>ASSUNTO</text:p>
          </table:table-cell>
          <table:table-cell table:number-columns-repeated="1020"/>
        </table:table-row>
        <table:table-row table:style-name="ro2">
          <table:table-cell office:value-type="float" office:value="1" calcext:value-type="float">
            <text:p>1</text:p>
          </table:table-cell>
          <table:table-cell table:style-name="ce4" office:value-type="string" calcext:value-type="string">
            <text:p><text:a xlink:href="http://www.anac.gov.br/participacao-social/audiencias-e-consultas-publicas/audiencias/2012/04/7-rbac-156-anexo-i-o-resoluthoo.pdf" xlink:type="simple">RBAC 156 - Segurança Operacional em Aeroportos - Anac</text:a></text:p>
          </table:table-cell>
          <table:table-cell table:style-name="ce10" office:value-type="string" calcext:value-type="string">
            <text:p>www.anac.gov.br/participacao-social/...e.../7-rbac-156-anexo-i-o-resoluthoo.pdf<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12" office:value-type="string" calcext:value-type="string">
            <text:p>Área pavimentada – pista de táxi e pátio de estacionamento de aeronaves . ..... posições de espera nas pistas, posições intermediárias de espera, posições de espera ... (9) Centro de Operações de Emergência (COE) é o local designado ou ...Não encontrados: meta ‎heuristica</text:p>
          </table:table-cell>
          <table:table-cell table:number-columns-repeated="1020"/>
        </table:table-row>
        <table:table-row table:style-name="ro2">
          <table:table-cell office:value-type="float" office:value="2" calcext:value-type="float">
            <text:p>2</text:p>
          </table:table-cell>
          <table:table-cell table:style-name="ce4" office:value-type="string" calcext:value-type="string">
            <text:p><text:a xlink:href="http://www2.anac.gov.br/anacpedia/por_esp/tr164.htm" xlink:type="simple">pista de rolagem - Agencia Nacional de Aviacao Civil</text:a></text:p>
          </table:table-cell>
          <table:table-cell table:style-name="ce10" office:value-type="string" calcext:value-type="string">
            <text:p>www2.anac.gov.br/anacpedia/por_esp/tr164.htm<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12" office:value-type="string" calcext:value-type="string">
            <text:p>NBR 9719: aeroportos - parque de abastecimento de aeronaves. ... posição na pista de decolagem ou para alcançar o ponto de estacionamento ... dos aviões entre o pátio de estacionamento e a pista de pouso e decolagem, e vice-versa.Não encontrados: meta ‎heuristica ‎designação</text:p>
          </table:table-cell>
          <table:table-cell table:number-columns-repeated="1020"/>
        </table:table-row>
        <table:table-row table:style-name="ro2">
          <table:table-cell office:value-type="float" office:value="3" calcext:value-type="float">
            <text:p>3</text:p>
          </table:table-cell>
          <table:table-cell table:style-name="ce4" office:value-type="string" calcext:value-type="string">
            <text:p>[PDF]<text:a xlink:href="http://www2.ita.br/~claudioj/patio.pdf" xlink:type="simple">Pátios - ITA</text:a></text:p>
          </table:table-cell>
          <table:table-cell table:style-name="ce10" office:value-type="string" calcext:value-type="string">
            <text:p>www2.ita.br/~claudioj/patio.pdf<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12" office:value-type="string" calcext:value-type="string">
            <text:p>13 de mai de 2014 - de estacionamento para aeronaves (apron) incluindo as pontes de embarque (passarelas). Um dos aspectos mais importantes em um aeroporto é a sua ... Cada aeronave, nopátio, deve ocupar uma posição de estacionamento, um boxe (gate position ... Além do número, adesignação de cabeceira.Não encontrados: meta ‎heuristica</text:p>
          </table:table-cell>
          <table:table-cell table:number-columns-repeated="1020"/>
        </table:table-row>
        <table:table-row table:style-name="ro2">
          <table:table-cell office:value-type="float" office:value="4" calcext:value-type="float">
            <text:p>4</text:p>
          </table:table-cell>
          <table:table-cell table:style-name="ce4" office:value-type="string" calcext:value-type="string">
            <text:p>[PDF]<text:a xlink:href="http://www.teses.usp.br/teses/disponiveis/3/3135/tde-26112003-151350/publico/Dissertacao_frr.pdf" xlink:type="simple">“MODELO DE SIMULAÇÃO PARA ANÁLISE ... - Teses USP</text:a></text:p>
          </table:table-cell>
          <table:table-cell table:style-name="ce10" office:value-type="string" calcext:value-type="string">
            <text:p>www.teses.usp.br/teses/disponiveis/3/3135/tde-26112003.../Dissertacao_frr.pdfde FR Ribeiro - </text:p>
          </table:table-cell>
          <table:table-cell office:value-type="string" calcext:value-type="string">
            <text:p>‎Citado por 16 - ‎Artigos relacionadosde crescimento da demanda de vôos em aeroportos como Congonhas (São Paulo), faz ... planejamento (configuração das posições) como operacional (avaliação da ... SUBSISTEMA DEPÁTIO DE ESTACIONAMENTO DE AERONAVES .Não encontrados: meta ‎heuristica ‎designação</text:p>
          </table:table-cell>
          <table:table-cell table:number-columns-repeated="1020"/>
        </table:table-row>
        <table:table-row table:style-name="ro2">
          <table:table-cell office:value-type="float" office:value="5" calcext:value-type="float">
            <text:p>5</text:p>
          </table:table-cell>
          <table:table-cell table:style-name="ce4" office:value-type="string" calcext:value-type="string">
            <text:p><text:a xlink:href="http://www.aeroin.net/aeroporto-de-teresina-ganha-nova-posicao-para-estacionamento-de-aeronaves/" xlink:type="simple">Aeroporto de Teresina ganha nova posição para estacionamento de ...</text:a></text:p>
          </table:table-cell>
          <table:table-cell table:style-name="ce10" office:value-type="string" calcext:value-type="string">
            <text:p>www.aeroin.net/aeroporto-de-teresina-ganha-nova-posicao-para-estacionamento-de-a...<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12" office:value-type="string" calcext:value-type="string">
            <text:p>8 de mar de 2017 - A aeronave chegou ao Aeroporto de Teresina às 23 horas, horário local, e foi ... a sinalização horizontal do pátio de aeronaves [pintura do solo], ... dois metros, atendendo todas asposições de estacionamento de aeronaves, ...Não encontrados: meta ‎heuristica ‎designação</text:p>
          </table:table-cell>
          <table:table-cell table:number-columns-repeated="1020"/>
        </table:table-row>
        <table:table-row table:style-name="ro2">
          <table:table-cell office:value-type="float" office:value="6" calcext:value-type="float">
            <text:p>6</text:p>
          </table:table-cell>
          <table:table-cell table:style-name="ce4" office:value-type="string" calcext:value-type="string">
            <text:p>[PDF]<text:a xlink:href="http://www.sbpo2016.ufes.br/sites/sbpo2016.ufes.br/files/field/anexo/2016_09_06_Caderno_Programacao_SBPO2016-final5.pdf" xlink:type="simple">Trabalhos Completos Quinta-feira – 29/09/2016 ... - SBPO 2016 - Ufes</text:a></text:p>
          </table:table-cell>
          <table:table-cell office:value-type="string" calcext:value-type="string">
            <text:p>www.sbpo2016.ufes.br/.../2016_09_06_Caderno_Programacao_SBPO2016-final5.pd...<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12" office:value-type="string" calcext:value-type="string">
            <text:p>6 de set de 2016 - Heurísticas e meta-heurísticas para problemas integrados de .... Umametaheurística vns aplicada a otimização da alocação de ...... da trajetória de descida e aproximação para pouso de aeronaves ..... Aeroportos Brasileiros ... com utilização do método AHP para escolha de posições de bateria de obuses.</text:p>
          </table:table-cell>
          <table:table-cell table:number-columns-repeated="1020"/>
        </table:table-row>
        <table:table-row table:style-name="ro2">
          <table:table-cell office:value-type="float" office:value="7" calcext:value-type="float">
            <text:p>7</text:p>
          </table:table-cell>
          <table:table-cell table:style-name="ce4" office:value-type="string" calcext:value-type="string">
            <text:p>[PDF]<text:a xlink:href="http://bdm.unb.br/bitstream/10483/6619/1/2013_KamilaBorgesNogueira_PauloHenriqueCabralAguiar.pdf" xlink:type="simple">Aplicação do sistema formiga para gerência do ... - UnB</text:a></text:p>
          </table:table-cell>
          <table:table-cell table:style-name="ce10" office:value-type="string" calcext:value-type="string">
            <text:p>bdm.unb.br/.../6619/.../2013_KamilaBorgesNogueira_PauloHenriqueCabralAguiar.pd...<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12" office:value-type="string" calcext:value-type="string">
            <text:p>de KB Nogueira - ‎2013 - ‎<text:a xlink:href="https://scholar.google.com.br/scholar?biw=1295&amp;bih=678&amp;bav=on.2,or.&amp;um=1&amp;ie=UTF-8&amp;lr&amp;q=related:NPh1NGhTCNIgTM:scholar.google.com/" xlink:type="simple">Artigos relacionados</text:a>Resumo. Na última década, o fluxo de aeronaves nos aeroportos experimentou um aumento ..... Estudo da meta-heurística: O sistema formiga consiste em um eficiente método .... posiçãooperacional em solo e início e duração do embarque de ... Ela é dividida entre pista de acesso aoestacionamento de aeronaves, pista.</text:p>
          </table:table-cell>
          <table:table-cell table:number-columns-repeated="1020"/>
        </table:table-row>
        <table:table-row table:style-name="ro2">
          <table:table-cell office:value-type="float" office:value="8" calcext:value-type="float">
            <text:p>8</text:p>
          </table:table-cell>
          <table:table-cell table:style-name="Default"/>
          <table:table-cell table:style-name="ce10" office:value-type="string" calcext:value-type="string">
            <text:p>livrozilla.com/doc/493962/preenchimento-do-formulário-de-submissão-de-trabalho<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12" office:value-type="string" calcext:value-type="string">
            <text:p>Hiper-heurística para o problema de corte de estoque de itens irregulares. ... proposta de resolução do problema de movimentação de máquinas em pátios de carvão. ... Programação de aeronaves em situação de desastre no Brasil. ...... 1 and s) e da designação dos tipos de moldes a cada posiçãonesses sub-períodos.</text:p>
          </table:table-cell>
          <table:table-cell table:number-columns-repeated="1020"/>
        </table:table-row>
        <table:table-row table:style-name="ro2">
          <table:table-cell office:value-type="float" office:value="9" calcext:value-type="float">
            <text:p>9</text:p>
          </table:table-cell>
          <table:table-cell table:style-name="Default"/>
          <table:table-cell table:style-name="ce10" office:value-type="string" calcext:value-type="string">
            <text:p>docplayer.com.br/16369097-Msgvns-um-algoritmo-heuristico-para-o-problema-de-gere…</text:p>
          </table:table-cell>
          <table:table-cell office:value-type="string" calcext:value-type="string">
            <text:p>O CTA é responsável pela aeronave desde seu acionamento do motor até sua total ... corredores pelos quais as aeronaves se deslocam de um aeroporto a outro. ..... SIMULATED ANNEALING APLICADO NO PROBLEMA DE DESIGNAÇÃO DE .... Utilização da metaheurística GRASP para resolução do problema de ...</text:p>
          </table:table-cell>
          <table:table-cell table:number-columns-repeated="1020"/>
        </table:table-row>
        <table:table-row table:style-name="ro2">
          <table:table-cell office:value-type="float" office:value="10" calcext:value-type="float">
            <text:p>10</text:p>
          </table:table-cell>
          <table:table-cell table:style-name="ce4" office:value-type="string" calcext:value-type="string">
            <text:p>[PDF]<text:a xlink:href="http://objdig.ufrj.br/21/teses/609871.pdf" xlink:type="simple">O Risco e a Invenção - UFRJ</text:a></text:p>
          </table:table-cell>
          <table:table-cell table:style-name="ce10" office:value-type="string" calcext:value-type="string">
            <text:p>objdig.ufrj.br/21/teses/609871.pdf</text:p>
          </table:table-cell>
          <table:table-cell office:value-type="string" calcext:value-type="string">
            <text:p>designar que, no processo de conhecimento, o objeto não ..... heurística e 'infralógica' propostas por A. Moles, aborda os métodos de análise dessas notações,.</text:p>
          </table:table-cell>
          <table:table-cell table:number-columns-repeated="1020"/>
        </table:table-row>
        <table:table-row table:style-name="ro2">
          <table:table-cell office:value-type="float" office:value="11" calcext:value-type="float">
            <text:p>11</text:p>
          </table:table-cell>
          <table:table-cell table:style-name="ce4" office:value-type="string" calcext:value-type="string">
            <text:p><text:a xlink:href="http://livrozilla.com/doc/493962/preenchimento-do-formulário-de-submissão-de-trabalho" xlink:type="simple">Preenchimento do Formulário de Submissão de Trabalho - livrozilla.com</text:a></text:p>
          </table:table-cell>
          <table:table-cell table:number-columns-repeated="1022"/>
        </table:table-row>
        <table:table-row table:style-name="ro2">
          <table:table-cell office:value-type="float" office:value="12" calcext:value-type="float">
            <text:p>12</text:p>
          </table:table-cell>
          <table:table-cell table:style-name="ce4" office:value-type="string" calcext:value-type="string">
            <text:p><text:a xlink:href="http://docplayer.com.br/16369097-Msgvns-um-algoritmo-heuristico-para-o-problema-de-gerenciamento-de-escala-operacional-de-controladores-de-trafego-aereo.html" xlink:type="simple">MSGVNS: UM ALGORITMO HEURÍSTICO PARA O PROBLEMA DE ...</text:a></text:p>
          </table:table-cell>
          <table:table-cell table:number-columns-repeated="1022"/>
        </table:table-row>
        <table:table-row table:style-name="ro2">
          <table:table-cell office:value-type="string" calcext:value-type="string">
            <text:p>13</text:p>
          </table:table-cell>
          <table:table-cell table:style-name="ce5" office:value-type="string" calcext:value-type="string">
            <text:p><text:a xlink:href="https://www.google.com.br/url?sa=t&amp;rct=j&amp;q=&amp;esrc=s&amp;source=web&amp;cd=7&amp;ved=0ahUKEwiauPr1pOTTAhVDIZAKHXJMBNUQFghCMAY&amp;url=http%3A%2F%2Flicitacao.infraero.gov.br%2Farquivos_licitacao%2F2011%2FSRSE%2F013_ADSE-3_SRSE_2011_TP%2FAnexo%25201%2520SO_BDO_Caderno_Funcional_julho2004.pdf&amp;usg=AFQjCNE17py9DbgW1t2_sRVmt-bJ-zDv-Q" xlink:type="simple">Anexo 1 SO_BDO_Caderno_Funcional_julho2004.pdf - Infraero</text:a></text:p>
          </table:table-cell>
          <table:table-cell table:style-name="ce8" office:value-type="string" calcext:value-type="string">
            <text:p>licitacao.infraero.gov.br/.../Anexo%201%20SO_BDO_Caderno_Funcional_julho200...<text:a xlink:href="https://www.google.com.br/search?q=DESIGNAÇÃO+DE+POSIÇÕES+DE+ESTACIONAMENTO+PARA+AERONAVES+EM+PÁTIOS+DE+AEROPORTOS+congestionados&amp;source=lnms&amp;sa=X&amp;ved=0ahUKEwjunNT2mOTTAhVEPJAKHXZlA9AQ_AUICSgA&amp;biw=1295&amp;bih=678&amp;dpr=1#" xlink:type="simple"> </text:a></text:p>
          </table:table-cell>
          <table:table-cell table:style-name="ce9" office:value-type="string" calcext:value-type="string">
            <text:p>SPAR – Sistema de Planejamento e Alocação de Recursos. 43 ..... planejamento e alocação dasposições no pátio para as aeronaves, sendo que para as ...</text:p>
          </table:table-cell>
          <table:table-cell table:number-columns-repeated="1020"/>
        </table:table-row>
        <table:table-row table:style-name="ro2">
          <table:table-cell office:value-type="string" calcext:value-type="string">
            <text:p>14</text:p>
          </table:table-cell>
          <table:table-cell table:style-name="ce5" office:value-type="string" calcext:value-type="string">
            <text:p><text:a xlink:href="https://www.inf.ufes.br/~vitorsouza/academia/students-pg/" xlink:type="simple">Instruções para alunos de Projeto de Graduação (PG) – Vítor E. Silva ...</text:a></text:p>
          </table:table-cell>
          <table:table-cell table:style-name="Default" office:value-type="string" calcext:value-type="string">
            <text:p>https://www.inf.ufes.br/~vitorsouza/academia/students-pg/</text:p>
          </table:table-cell>
          <table:table-cell table:number-columns-repeated="1021"/>
        </table:table-row>
        <table:table-row table:style-name="ro2">
          <table:table-cell office:value-type="string" calcext:value-type="string">
            <text:p>15</text:p>
          </table:table-cell>
          <table:table-cell table:style-name="ce6" office:value-type="string" calcext:value-type="string">
            <text:p>[PDF]<text:a xlink:href="http://www2.anac.gov.br/slot/arquivos/guia_de_solicitacao_de_slots.pdf" xlink:type="simple">guia de referência para solicitação de slots em aeroportos ... - Anac</text:a></text:p>
          </table:table-cell>
          <table:table-cell office:value-type="string" calcext:value-type="string">
            <text:p>http://www2.anac.gov.br/slot/arquivos/guia_de_solicitacao_de_slots.pdf</text:p>
          </table:table-cell>
          <table:table-cell table:number-columns-repeated="1021"/>
        </table:table-row>
        <table:table-row table:style-name="ro2">
          <table:table-cell office:value-type="string" calcext:value-type="string">
            <text:p>16</text:p>
          </table:table-cell>
          <table:table-cell table:style-name="ce7" office:value-type="string" calcext:value-type="string">
            <text:p><text:a xlink:href="http://licitacao.infraero.gov.br/arquivos_licitacao/2011/SRSE/013_ADSE-3_SRSE_2011_TP/Anexo%201%20SO_BDO_Caderno_Funcional_julho2004.pdf" xlink:type="simple">Caderno 2 de 5 - Infraero</text:a></text:p>
          </table:table-cell>
          <table:table-cell table:style-name="ce11" office:value-type="string" calcext:value-type="string">
            <text:p><text:span text:style-name="T3">licitacao.infraero.gov.br/.../Anexo%201%20SO_BDO_Caderno_Funcional_julho2004...</text:span><text:span text:style-name="T3"><text:a xlink:href="https://www.google.com/search?q=siso%2Fbdo+infraero&amp;oq=infraero+bdo&amp;aqs=chrome.1.69i57j0.7387j0j8&amp;sourceid=chrome&amp;ie=UTF-8#" xlink:type="simple"> </text:a></text:span></text:p>
          </table:table-cell>
          <table:table-cell table:style-name="ce9" office:value-type="string" calcext:value-type="string">
            <text:p>Sistema Integrado de Solução Operacional e Banco de Dados Operacional </text:p>
          </table:table-cell>
          <table:table-cell table:number-columns-repeated="1020"/>
        </table:table-row>
        <table:table-row table:style-name="ro2">
          <table:table-cell office:value-type="string" calcext:value-type="string">
            <text:p>17</text:p>
          </table:table-cell>
          <table:table-cell table:style-name="Default" office:value-type="string" calcext:value-type="string">
            <text:p>https://www.devmedia.com.br/criando-uma-conexao-java-mysql-server/16753</text:p>
          </table:table-cell>
          <table:table-cell table:style-name="Default" office:value-type="string" calcext:value-type="string">
            <text:p>Criando uma conexão Java + MySQL Server</text:p>
          </table:table-cell>
          <table:table-cell table:number-columns-repeated="1021"/>
        </table:table-row>
        <table:table-row table:style-name="ro2">
          <table:table-cell office:value-type="string" calcext:value-type="string">
            <text:p>18</text:p>
          </table:table-cell>
          <table:table-cell table:style-name="ce8" office:value-type="string" calcext:value-type="string">
            <text:p>https://pdfs.semanticscholar.org/5f03/b251093aee730ab9772db2e1a8a7eb8522cb.pdf</text:p>
          </table:table-cell>
          <table:table-cell table:number-columns-repeated="1022"/>
        </table:table-row>
        <table:table-row table:style-name="ro2">
          <table:table-cell office:value-type="string" calcext:value-type="string">
            <text:p>19</text:p>
          </table:table-cell>
          <table:table-cell table:style-name="ce8" office:value-type="string" calcext:value-type="string">
            <text:p> <text:a xlink:href="https://pdfs.semanticscholar.org/5f03/b251093aee730ab9772db2e1a8a7eb8522cb.pdf" xlink:type="simple">https://pdfs.semanticscholar.org/5f03/b251093aee730ab9772db2e1a8a7eb8522cb.pdf</text:a></text:p>
          </table:table-cell>
          <table:table-cell office:value-type="string" calcext:value-type="string">
            <text:p>Ten Usability Heuristics NIELSEN, Jakob. 10 usability heuristics for user interface design. Nielsen Norman Group, v. 1, n. 1, 1995.</text:p>
          </table:table-cell>
          <table:table-cell table:style-name="ce13" office:value-type="string" calcext:value-type="string">
            <text:p>4. Consistency and standards Users should not have to wonder whether different words, situations, or actions mean the same thing. Follow platform conventions … 5. Error prevention Even better than good error messages is a careful design which prevents a problem from occurring …</text:p>
          </table:table-cell>
          <table:table-cell table:number-columns-repeated="1020"/>
        </table:table-row>
        <table:table-row table:style-name="ro2">
          <table:table-cell office:value-type="string" calcext:value-type="string">
            <text:p>20</text:p>
          </table:table-cell>
          <table:table-cell table:style-name="ce9" office:value-type="string" calcext:value-type="string">
            <text:p>Booch, G.; Rumbaugh,J.;Jacobson, I. <text:span text:style-name="T1">UML guia do Usuário </text:span>tradução de Fabio Freitas da Silva . Rio de Janeiro: Elsevier, 2000. 12ª reimpressão ISBN 85-352-0562-4</text:p>
          </table:table-cell>
          <table:table-cell office:value-type="string" calcext:value-type="string">
            <text:p>UML guia do Usuário</text:p>
          </table:table-cell>
          <table:table-cell table:style-name="ce9" office:value-type="string" calcext:value-type="string">
            <text:p>Guia do Usuário</text:p>
          </table:table-cell>
          <table:table-cell table:number-columns-repeated="1020"/>
        </table:table-row>
        <table:table-row table:style-name="ro2">
          <table:table-cell office:value-type="string" calcext:value-type="string">
            <text:p>21</text:p>
          </table:table-cell>
          <table:table-cell table:style-name="ce9" office:value-type="string" calcext:value-type="string">
            <text:p>10 heurísticas de Nielsen para o design de interface, em <text:a xlink:href="https://brasil.uxdesign.cc/10-heurísticas-de-nielsen-para-o-design-de-interface-58d782821840" xlink:type="simple">https://brasil.uxdesign.cc/10-heur%C3%ADsticas-de-nielsen-para-o-design-de-interface-58d782821840</text:a> Macedo, Gabriel 2017- Acessado em 28/07/2019 </text:p>
          </table:table-cell>
          <table:table-cell office:value-type="string" calcext:value-type="string">
            <text:p>10 heurísticas de Nielsen para o design de interface</text:p>
          </table:table-cell>
          <table:table-cell table:style-name="Default"/>
          <table:table-cell table:number-columns-repeated="1020"/>
        </table:table-row>
        <table:table-row table:style-name="ro2">
          <table:table-cell office:value-type="string" calcext:value-type="string">
            <text:p>22</text:p>
          </table:table-cell>
          <table:table-cell table:style-name="ce9" office:value-type="string" calcext:value-type="string">
            <text:p><text:a xlink:href="../../Área%20de%20Trabalho/Inclusão%20Digital.pdf" xlink:type="simple">file:///home/laercio/%C3%81rea%20de%20Trabalho/Inclus%C3%A3o%20Digital.pdf</text:a></text:p>
          </table:table-cell>
          <table:table-cell table:number-columns-repeated="1022"/>
        </table:table-row>
        <table:table-row table:style-name="ro2">
          <table:table-cell office:value-type="string" calcext:value-type="string">
            <text:p>23</text:p>
          </table:table-cell>
          <table:table-cell table:style-name="ce9" office:value-type="string" calcext:value-type="string">
            <text:p><text:span text:style-name="T2">WindowBuilder - é um designer de GUI Java bidirecional poderoso e fácil de usar acesso em 07/09/2019</text:span> <text:a xlink:href="https://translate.google.com/translate?hl=pt-BR&amp;sl=en&amp;u=https://www.eclipse.org/windowbuilder/&amp;prev=search" xlink:type="simple">https://translate.google.com/translate?hl=pt-BR&amp;sl=en&amp;u=https://www.eclipse.org/windowbuilder/&amp;prev=search</text:a> </text:p>
          </table:table-cell>
          <table:table-cell office:value-type="string" calcext:value-type="string">
            <text:p>WindowBuilder - é um designer de GUI Java bidirecional poderoso e fácil de usar </text:p>
          </table:table-cell>
          <table:table-cell table:number-columns-repeated="1021"/>
        </table:table-row>
        <table:table-row table:style-name="ro2">
          <table:table-cell office:value-type="string" calcext:value-type="string">
            <text:p>24</text:p>
          </table:table-cell>
          <table:table-cell table:style-name="ce9" office:value-type="string" calcext:value-type="string">
            <text:p>GAMMA, Erich et al. Padrões de Projeto: Soluções reutilizáveis de software orientado a objetos.</text:p>
          </table:table-cell>
          <table:table-cell office:value-type="string" calcext:value-type="string">
            <text:p>Soluções reutilizáveis de software orientado a objetos.</text:p>
          </table:table-cell>
          <table:table-cell table:number-columns-repeated="1021"/>
        </table:table-row>
        <table:table-row table:style-name="ro2" table:number-rows-repeated="1048508">
          <table:table-cell table:number-columns-repeated="1024"/>
        </table:table-row>
        <table:table-row table:style-name="ro4" table:number-rows-repeated="40">
          <table:table-cell table:number-columns-repeated="1024"/>
        </table:table-row>
        <table:table-row table:style-name="ro4">
          <table:table-cell table:number-columns-repeated="1024"/>
        </table:table-row>
      </table:table>
      <table:table table:name="Planilha2" table:style-name="ta1">
        <table:table-column table:style-name="co1"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4">00/00/0000</text:date>, <text:time style:data-style-name="N2" text:time-value="08:40:07.95290103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22:42:53.037924995</meta:creation-date>
    <dc:date>2019-11-04T08:42:24.637381218</dc:date>
    <meta:editing-duration>PT4H43M45S</meta:editing-duration>
    <meta:editing-cycles>18</meta:editing-cycles>
    <meta:generator>LibreOffice/5.1.6.2$Linux_X86_64 LibreOffice_project/10m0$Build-2</meta:generator>
    <meta:document-statistic meta:table-count="2" meta:cell-count="85" meta:object-count="0"/>
  </office:meta>
</office:document-meta>
</file>